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  <style:text-properties fo:language="nl" fo:country="BE"/>
    </style:style>
    <style:style style:name="P2" style:family="paragraph" style:parent-style-name="Standard">
      <style:text-properties fo:language="nl" fo:country="BE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text-properties fo:language="en" fo:country="GB"/>
    </style:style>
    <style:style style:name="T1" style:family="text">
      <style:text-properties fo:language="nl" fo:country="BE"/>
    </style:style>
    <style:style style:name="T2" style:family="text">
      <style:text-properties fo:color="#ff0000"/>
    </style:style>
    <style:style style:name="T3" style:family="text">
      <style:text-properties fo:color="#ff0000" fo:font-style="italic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fo:language="en" fo:country="GB"/>
    </style:style>
    <style:style style:name="T6" style:family="text">
      <style:text-properties fo:language="en" fo:country="GB" fo:font-style="italic" style:font-style-asian="italic"/>
    </style:style>
    <style:style style:name="T7" style:family="text">
      <style:text-properties fo:language="fr" fo:country="FR"/>
    </style:style>
    <style:style style:name="T8" style:family="text">
      <style:text-properties fo:language="fr" fo:country="FR"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Literatuurlijst</text:h>
      <text:p text:style-name="P2"/>
      <text:p text:style-name="Standard"><text:span text:style-name="T2">A. Auteur, </text:span><text:span text:style-name="T3">The Java Language Specification</text:span><text:span text:style-name="T2">. Stad: Uitgever, jaar.</text:span></text:p>
      <text:p text:style-name="P3"/>
      <text:p text:style-name="Standard">Apache, “Apache log4j.” On line, http://logging.apache.org/log4j/, 22-04-2008</text:p>
      <text:p text:style-name="Standard"/>
      <text:p text:style-name="Standard"><text:span text:style-name="T5">M. Chauhan, “Logging with log4j: an efficient way to log java applications.” On line, http://www.developer.com/open/article.php/3097221, 22-04-2008</text:span></text:p>
      <text:p text:style-name="P4"/>
      <text:p text:style-name="Standard">H. M. Deitel en P. J. Deitel, <text:span text:style-name="T4">Java, How To Program</text:span><text:span text:style-name="T2">. Stad: Uitgever, jaar.</text:span></text:p>
      <text:p text:style-name="Standard"/>
      <text:p text:style-name="Standard">J. Douglas, “JHotDraw pattern language.” On line, ht<text:span text:style-name="T5">tp://softarch.cis.strath.ac.uk/PLJHD/Patterns/JHDDomainOverview.html, 24-09-2007</text:span></text:p>
      <text:p text:style-name="P4"/>
      <text:p text:style-name="Standard"><text:span text:style-name="T7">Grappa, “A Java </text:span><text:span text:style-name="T8">Grap</text:span><text:span text:style-name="T7">h </text:span><text:span text:style-name="T8">Pa</text:span><text:span text:style-name="T7">ckage.” </text:span><text:span text:style-name="T5">On line, http://www.research.att.com/~john/Grappa/, 25-09-2007</text:span></text:p>
      <text:p text:style-name="P4"/>
      <text:p text:style-name="Standard"><text:span text:style-name="T5">C. S. Horstmann en G. Cornell, </text:span><text:span text:style-name="T6">Core Java 2 Volume I – Fundamentals</text:span><text:span text:style-name="T5">. </text:span><text:span text:style-name="T2">Stad: Uitgever, jaar.</text:span></text:p>
      <text:p text:style-name="P3"/>
      <text:p text:style-name="Standard"><text:span text:style-name="T5">JHotDraw, “JHotDraw as an open-source project.” On line, http://www.jhotdraw.org/, 24-09-2007</text:span></text:p>
      <text:p text:style-name="P4"/>
      <text:p text:style-name="Standard"><text:span text:style-name="T5">Jung, “Java Universal Network/Graph Framework.” On line, http://jung.sourceforge.net/, 24-09-2007</text:span></text:p>
      <text:p text:style-name="P4"/>
      <text:p text:style-name="Standard"><text:span text:style-name="T7">D. Mabbutt, </text:span><text:span text:style-name="small"><text:span text:style-name="T7">“</text:span></text:span><text:span text:style-name="T7">VB versus Java.</text:span><text:span text:style-name="small"><text:span text:style-name="T7">”</text:span></text:span><text:span text:style-name="T7"> </text:span><text:span text:style-name="T5">On line, http://visualbasic.about.com/b/2007/04/10/vb-versus-java.htm, 11-09-2007</text:span></text:p>
      <text:p text:style-name="P4"/>
      <text:p text:style-name="Standard"><text:span text:style-name="T5">T. Müldner, </text:span><text:span text:style-name="T6">C for Java programmers</text:span><text:span text:style-name="T5">. </text:span><text:span text:style-name="T2">Stad: Uitgever, jaar.</text:span></text:p>
      <text:p text:style-name="Standard"/>
      <text:p text:style-name="Standard"><text:span text:style-name="T5">J. O'Madadhain, D. Fisher, S. White en Y. Boey, “The Jung framework.” On line, http://www.datalab.uci.edu/papers/JUNG_tech_report.html, 24-09-2007</text:span></text:p>
      <text:p text:style-name="P4"><text:soft-page-break/></text:p>
      <text:p text:style-name="Standard">G. Palmer, <text:span text:style-name="T4">Java Programmer’s Reference. </text:span><text:span text:style-name="T2">Stad : Uitgever, jaar.</text:span></text:p>
      <text:p text:style-name="Standard"/>
      <text:p text:style-name="Standard"><text:span text:style-name="T5">Piccolo, “A Structured 2D Graphics Framework.” On line, http://www.cs.umd.edu/hcil/jazz/, 25-09-2007</text:span></text:p>
      <text:p text:style-name="P4"/>
      <text:p text:style-name="Standard">L. Rutten, <text:span text:style-name="T4">Cursus Inf8: Gedistribueerde Informatiesystemen</text:span>. Diepenbeek: KHLim, 2007.</text:p>
      <text:p text:style-name="Standard"/>
      <text:p text:style-name="Standard"><text:span text:style-name="small"><text:span text:style-name="T5">M. Sahaf, “Java advantages and disadvantages.” On line, http://www.webdotdev.com/nvd/articles-reviews/java/java-advantages-and-disadvantages-1042-66.html, 11-09-2007</text:span></text:span></text:p>
      <text:p text:style-name="Standard"><text:span text:style-name="small"><text:span text:style-name="T5"/></text:span></text:p>
      <text:p text:style-name="Standard"><text:span text:style-name="small"><text:span text:style-name="T7">Sun, “</text:span></text:span><text:span text:style-name="T7">Java Logging APIs.” </text:span><text:span text:style-name="T5">On line, http://java.sun.com/j2se/1.4.2/docs/guide/util/logging/, 22-04-2008</text:span></text:p>
      <text:p text:style-name="Standard"><text:span text:style-name="small"><text:span text:style-name="T5"/></text:span></text:p>
      <text:p text:style-name="Standard"><text:span text:style-name="small"><text:span text:style-name="T5">J. Surveyer, “VB.NET vs Java comparision.” On line, http://theopensourcery.com/vbjava2.htm, 11-09-2007</text:span></text:span></text:p>
      <text:p text:style-name="Standard"><text:span text:style-name="small"><text:span text:style-name="T5">C. Utley, “Why should you move to C#?” On line, http://articles.techrepublic.com.com/5100-10878_11-1050356.html, 11-09-2007</text:span></text:span></text:p>
      <text:p text:style-name="Standard"><text:span text:style-name="small"><text:span text:style-name="T5"/></text:span></text:p>
      <text:p text:style-name="Standard"><text:span text:style-name="T5">D. Wearn, “Why do they program in C++?” On line, http://lambda-the-ultimate.org/node/663, 11-09-2007</text:span></text:p>
      <text:p text:style-name="P4"/>
      <text:p text:style-name="P4">Wikipedia. On line, http://www.wikipedia.org </text:p>
      <text:p text:style-name="P4"/>
      <text:p text:style-name="Standard"><text:span text:style-name="T5">XStream. On line, http://xstream.codehaus.org/, 3-10-2007</text:span></text:p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nl" fo:country="N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tandaardalinea-lettertype" style:family="text"/>
    <style:style style:name="Internet_20_link" style:display-name="Internet link" style:family="text" style:parent-style-name="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Standaardalinea-lettertype">
      <style:text-properties fo:color="#800080" style:text-underline-style="solid" style:text-underline-width="auto" style:text-underline-color="font-color"/>
    </style:style>
    <style:style style:name="small" style:family="text" style:parent-style-name="Standaardalinea-lettertype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uter</meta:initial-creator>
    <meta:creation-date>2008-05-23T17:10:00</meta:creation-date>
    <dc:creator>Rutten</dc:creator>
    <dc:date>2008-05-24T17:41:00</dc:date>
    <meta:editing-cycles>41</meta:editing-cycles>
    <meta:editing-duration>PT1H49M</meta:editing-duration>
    <meta:document-statistic meta:table-count="0" meta:image-count="0" meta:object-count="0" meta:page-count="2" meta:paragraph-count="23" meta:word-count="222" meta:character-count="2136" meta:non-whitespace-character-count="1935"/>
    <meta:generator>LibreOffice/5.3.3.2$Linux_X86_64 LibreOffice_project/30m0$Build-2</meta:generator>
  </office:meta>
</office:document-meta>
</file>